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ServiceSelector.configure( Configuration configuratio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SimpleServiceSelector.isSelectable( Object h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ServiceSelector.dispos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impleServiceSelector.SimpleServiceSelector( String hintShortHand , Class componen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ServiceSelector.release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impleServiceSelector.service( ServiceManager service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ServiceSelector.select( Object hi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